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gr9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9pt"/>
    </style:style>
    <style:style style:name="P6" style:family="paragraph">
      <loext:graphic-properties draw:fill="none" draw:fill-color="#ffffff"/>
      <style:text-properties fo:font-size="9pt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typedef struct node_t {
 int value;
 struct node_t * next;
} node_t;

// pre condition: "acyclic structure"
node_t * add(node_t * l, int v) {
 if (l == NULL) {
  l = malloc(sizeof(node_t));
  l-&gt;value = v; return l;
 }
 l-&gt;next = add(l-&gt;next, v);
 return l;
}
\end{verbatim}§svg§600§FALSE§</svg:desc>
          <draw:polygon draw:style-name="gr1" draw:text-style-name="P1" draw:layer="layout" svg:width="5.443cm" svg:height="4.604cm" svg:x="0.412cm" svg:y="0.096cm" svg:viewBox="0 0 5444 4605" draw:points="2722,4605 0,4605 0,0 5444,0 5444,4605">
            <text:p/>
          </draw:polygon>
          <draw:path draw:style-name="gr2" draw:text-style-name="P2" draw:layer="layout" svg:width="0.119cm" svg:height="0.157cm" svg:x="0.419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85cm" svg:x="0.566cm" svg:y="0.169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33cm" svg:height="0.185cm" svg:x="0.71cm" svg:y="0.168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15cm" svg:height="0.125cm" svg:x="0.869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3cm" svg:height="0.173cm" svg:x="1.01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2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1cm" svg:height="0.173cm" svg:x="1.306cm" svg:y="0.117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109cm" svg:height="0.125cm" svg:x="1.61cm" svg:y="0.167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1.743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1.892cm" svg:y="0.168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2.034cm" svg:y="0.1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2.198cm" svg:y="0.167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2.331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2.622cm" svg:y="0.168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782cm" svg:y="0.167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2.923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076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3.223cm" svg:y="0.2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362cm" svg:y="0.1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218cm" svg:x="3.665cm" svg:y="0.095cm" svg:viewBox="0 0 116 219" svg:d="M68 49c0-7 0-19 1-20 5-11 29-11 40-11 1 0 7-3 7-9 0-9-6-9-12-9-20 0-50 4-55 29-1 1-1 15-1 23v26c0 10 0 14-10 19-10 4-24 4-31 4-1 0-7 1-7 9s6 8 10 8c7 0 38 1 38 16v48c0 8 0 20 15 29 12 7 27 8 41 8 6 0 12 0 12-9 0-8-7-8-10-8-38 0-38-11-38-20v-45c0-7-1-19-17-27 12-8 17-16 17-24z">
            <text:p/>
          </draw:path>
          <draw:path draw:style-name="gr2" draw:text-style-name="P2" draw:layer="layout" svg:width="0.106cm" svg:height="0.172cm" svg:x="0.582cm" svg:y="0.456cm" svg:viewBox="0 0 107 173" svg:d="M66 62c0-8-2-11-12-11h-40c-4 0-12 0-12 9 0 8 8 8 12 8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41cm" svg:height="0.123cm" svg:x="0.71cm" svg:y="0.505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9cm" svg:height="0.157cm" svg:x="0.861cm" svg:y="0.472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1.155cm" svg:y="0.5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311cm" svg:y="0.50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459cm" svg:y="0.45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593cm" svg:y="0.5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1.752cm" svg:y="0.50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42cm" svg:height="0.16cm" svg:x="1.934cm" svg:y="0.5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09cm" svg:height="0.125cm" svg:x="0.58cm" svg:y="0.841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0.714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0.862cm" svg:y="0.84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004cm" svg:y="0.844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cm" svg:height="0.125cm" svg:x="1.168cm" svg:y="0.841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302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593cm" svg:y="0.84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753cm" svg:y="0.84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894cm" svg:y="0.7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046cm" svg:y="0.8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194cm" svg:y="0.97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2.33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2.638cm" svg:y="0.819cm" svg:viewBox="0 0 110 122" svg:d="M63 76c18 10 7 4 27 16 8 4 8 4 11 4 5 0 9-5 9-9 0-5-4-8-4-8-7-5-26-14-34-18l31-16c3-3 7-4 7-10 0-1 0-9-12-9l-35 20c1-8 1-26 1-34 0-2 0-12-9-12s-9 10-9 12c0 8 0 26 0 34l-30-18c-4-2-5-2-6-2-6 0-10 5-10 9 0 6 3 7 7 9l31 17-31 17c-3 1-7 4-7 9 0 1 0 9 11 9l35-20c0 7 0 26 0 34 0 3 0 12 9 12s9-9 9-12c0-8 0-27-1-34z">
            <text:p/>
          </draw:path>
          <draw:path draw:style-name="gr2" draw:text-style-name="P2" draw:layer="layout" svg:width="0.141cm" svg:height="0.123cm" svg:x="2.918cm" svg:y="0.84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077cm" svg:y="0.8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216cm" svg:y="0.844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36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553cm" svg:y="0.844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428cm" svg:y="1.108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41cm" svg:height="0.123cm" svg:x="0.71cm" svg:y="1.18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87cm" svg:y="1.17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011cm" svg:y="1.1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3cm" svg:y="1.1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31cm" svg:y="1.31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449cm" svg:y="1.147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1.64cm" svg:y="1.1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4cm" svg:height="0.218cm" svg:x="0.428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14cm" svg:height="0.218cm" svg:x="0.575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33cm" svg:height="0.185cm" svg:x="0.857cm" svg:y="1.854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01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163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463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25cm" svg:x="1.606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1.74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33cm" svg:height="0.173cm" svg:x="1.894cm" svg:y="1.806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053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9cm" svg:height="0.157cm" svg:x="2.185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5cm" svg:height="0.172cm" svg:x="2.347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5cm" svg:height="0.125cm" svg:x="2.488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622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035cm" svg:height="0.121cm" svg:x="2.822cm" svg:y="1.856cm" svg:viewBox="0 0 36 122" svg:d="M36 18c0-11-9-18-18-18-11 0-18 9-18 18 0 10 9 17 18 17 11 0 18-9 18-17zM36 105c0-11-9-19-18-19-11 0-18 9-18 18 0 10 9 18 18 18 11 0 18-8 18-17z">
            <text:p/>
          </draw:path>
          <draw:path draw:style-name="gr2" draw:text-style-name="P2" draw:layer="layout" svg:width="0.075cm" svg:height="0.082cm" svg:x="3.097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32cm" svg:height="0.125cm" svg:x="3.223cm" svg:y="1.854cm" svg:viewBox="0 0 133 126" svg:d="M88 115c6 9 20 10 30 10 8 0 15 0 15-9s-7-9-11-9c-12 0-16-1-18-2v-61c0-20-15-44-56-44-12 0-41 0-41 21 0 8 7 13 13 13 4 0 12-3 13-13 0-3 0-3 5-3 4 0 8 0 11 0 21 0 36 8 36 28-50 1-85 15-85 42 0 20 18 38 46 38 11 0 28-2 42-11zM85 63v23c0 7 0 13-11 18-10 5-23 5-25 5-18 0-30-10-30-21 0-14 25-24 66-25z">
            <text:p/>
          </draw:path>
          <draw:path draw:style-name="gr2" draw:text-style-name="P2" draw:layer="layout" svg:width="0.11cm" svg:height="0.125cm" svg:x="3.375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3cm" svg:height="0.185cm" svg:x="3.51cm" svg:y="1.856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1cm" svg:height="0.125cm" svg:x="3.67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3.812cm" svg:y="1.80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05cm" svg:height="0.172cm" svg:x="3.965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cm" svg:height="0.125cm" svg:x="4.11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09cm" svg:height="0.125cm" svg:x="4.405cm" svg:y="1.854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4.539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4.688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4.83cm" svg:y="1.856cm" svg:viewBox="0 0 142 124" svg:d="M98 113c0 9 6 9 11 9h21c4 0 12 0 12-9 0-8-8-8-12-8h-12v-94c0-8-2-11-12-11h-20c-5 0-12 0-12 9s7 9 11 9h13v60c0 25-23 28-32 28-23 0-23-9-23-18v-77c0-8-1-11-11-11h-20c-5 0-12 0-12 9s7 9 11 9h13v72c0 27 19 34 40 34 12 0 23-3 34-11z">
            <text:p/>
          </draw:path>
          <draw:path draw:style-name="gr2" draw:text-style-name="P2" draw:layer="layout" svg:width="0.11cm" svg:height="0.125cm" svg:x="4.994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5.127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5.27cm" svg:y="1.856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5.423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5.577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75cm" svg:height="0.082cm" svg:x="5.745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41cm" svg:height="0.123cm" svg:x="0.415cm" svg:y="2.192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575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0.716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0.869cm" svg:y="2.191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1.016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154cm" svg:y="2.159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1.461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32cm" svg:height="0.125cm" svg:x="1.752cm" svg:y="2.191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1.894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041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226cm" svg:y="2.12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41cm" svg:height="0.123cm" svg:x="2.328cm" svg:y="2.192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488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629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782cm" svg:y="2.191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6cm" svg:height="0.02cm" svg:x="2.929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067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3.374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15cm" svg:height="0.172cm" svg:x="3.666cm" svg:y="2.14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3.847cm" svg:y="2.28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113cm" svg:y="2.143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41cm" svg:height="0.123cm" svg:x="4.242cm" svg:y="2.19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393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687cm" svg:y="2.194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852cm" svg:y="2.1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138cm" svg:y="2.12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06cm" svg:height="0.172cm" svg:x="0.582cm" svg:y="2.48cm" svg:viewBox="0 0 107 173" svg:d="M66 62c0-8-2-11-12-11h-40c-4 0-12 0-12 8 0 9 8 9 12 9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11cm" svg:height="0.173cm" svg:x="0.718cm" svg:y="2.479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05cm" svg:y="2.458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165cm" svg:y="2.48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454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1.601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1cm" svg:height="0.172cm" svg:x="1.893cm" svg:y="2.481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45cm" svg:height="0.175cm" svg:x="2.033cm" svg:y="2.481cm" svg:viewBox="0 0 146 176" svg:d="M126 18h8c5 0 12 0 12-9s-8-9-12-9h-36c-4 0-12 0-12 9s8 9 12 9h8v96c0 30-18 44-33 44s-34-14-34-44v-96h9c4 0 12 0 12-9s-8-9-12-9h-36c-5 0-12 0-12 9s7 9 12 9h8v97c0 35 25 61 53 61 29 0 53-26 53-61z">
            <text:p/>
          </draw:path>
          <draw:path draw:style-name="gr2" draw:text-style-name="P2" draw:layer="layout" svg:width="0.128cm" svg:height="0.172cm" svg:x="2.188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128cm" svg:height="0.172cm" svg:x="2.335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074cm" svg:height="0.218cm" svg:x="2.498cm" svg:y="2.458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2.784cm" svg:y="2.458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0.723cm" svg:y="2.81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013cm" svg:y="2.873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6cm" svg:height="0.123cm" svg:x="1.295cm" svg:y="2.867cm" svg:viewBox="0 0 147 124" svg:d="M32 10c-1-8-6-8-11-8h-10c-4 0-11 0-11 8 0 9 6 9 16 9v87c-10 0-16 0-16 9s8 9 11 9h26c4 0 11 0 11-9s-6-9-16-9v-50c0-26 11-38 23-38 7 0 11 4 11 23v65c-6 0-13 0-13 9s8 9 12 9h21c4 0 12 0 12-9s-7-9-16-9v-50c0-26 11-38 23-38 6 0 10 4 10 23v65c-5 0-13 0-13 9s8 9 12 9h21c5 0 12 0 12-9s-6-9-16-9v-68c0-6 0-38-25-38-8 0-20 4-28 14-4-9-12-14-22-14-9 0-18 4-24 10z">
            <text:p/>
          </draw:path>
          <draw:path draw:style-name="gr2" draw:text-style-name="P2" draw:layer="layout" svg:width="0.132cm" svg:height="0.125cm" svg:x="1.459cm" svg:y="2.86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607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72cm" svg:x="1.754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25cm" svg:x="1.901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1cm" svg:height="0.125cm" svg:x="2.053cm" svg:y="2.86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074cm" svg:height="0.218cm" svg:x="2.227cm" svg:y="2.794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09cm" svg:height="0.125cm" svg:x="2.346cm" svg:y="2.866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5cm" svg:height="0.172cm" svg:x="2.495cm" svg:y="2.818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24cm" svg:height="0.121cm" svg:x="2.63cm" svg:y="2.869cm" svg:viewBox="0 0 125 122" svg:d="M118 21c6-6 6-7 6-11 0-10-6-10-12-10h-96c-10 0-11 2-11 12v13c0 5 0 11 9 11 10 0 10-6 10-11v-7h70l-88 83c-6 5-6 6-6 11 0 10 6 10 12 10h107c6-2 6-8 6-12v-16c0-5 0-12-10-12-9 0-9 6-9 12v11h-76z">
            <text:p/>
          </draw:path>
          <draw:path draw:style-name="gr2" draw:text-style-name="P2" draw:layer="layout" svg:width="0.115cm" svg:height="0.125cm" svg:x="2.782cm" svg:y="2.866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5cm" svg:height="0.125cm" svg:x="2.93cm" svg:y="2.86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1cm" svg:height="0.173cm" svg:x="3.073cm" svg:y="2.816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3.257cm" svg:y="2.794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41cm" svg:height="0.123cm" svg:x="3.358cm" svg:y="2.867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518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66cm" svg:y="2.8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812cm" svg:y="2.8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3.959cm" svg:y="2.9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4.098cm" svg:y="2.8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74cm" svg:height="0.218cm" svg:x="4.262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74cm" svg:height="0.218cm" svg:x="4.41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582cm" svg:y="2.8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0.723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0.87cm" svg:y="3.231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017cm" svg:y="3.171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33cm" svg:height="0.122cm" svg:x="1.155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311cm" svg:y="3.203cm" svg:viewBox="0 0 133 126" svg:d="M88 115c6 9 20 10 30 10 8 0 15 0 15-9s-7-9-11-9c-12 0-16-1-18-2v-61c0-20-15-44-56-44-12 0-41 0-41 21 0 8 7 13 13 13 4 0 12-3 13-13 0-3 0-3 5-3 4 0 8 0 11 0 21 0 36 8 36 28-51 1-85 15-85 42 0 20 18 38 46 38 11 0 28-2 42-11zM85 62v24c0 7 0 13-11 18-10 5-23 5-25 5-18 0-30-10-30-21 0-14 25-24 66-26z">
            <text:p/>
          </draw:path>
          <draw:path draw:style-name="gr2" draw:text-style-name="P2" draw:layer="layout" svg:width="0.115cm" svg:height="0.172cm" svg:x="1.459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593cm" svg:y="3.2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1.752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25cm" svg:height="0.062cm" svg:x="2.042cm" svg:y="3.21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333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524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2.777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2.93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3.069cm" svg:y="3.171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212cm" svg:y="3.206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3.365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3.506cm" svg:y="3.20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3.814cm" svg:y="3.155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3.995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576cm" svg:y="3.47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0.576cm" svg:y="3.83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0.72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0.87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1.00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163cm" svg:y="3.8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302cm" svg:y="3.881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449cm" svg:y="3.847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1.747cm" svg:y="3.88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046cm" svg:y="3.87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189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335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521cm" svg:y="3.807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15cm" svg:height="0.172cm" svg:x="2.636cm" svg:y="3.83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6cm" svg:height="0.02cm" svg:x="2.78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2.93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3.06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223cm" svg:y="3.879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1cm" svg:x="3.362cm" svg:y="3.881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509cm" svg:y="3.847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699cm" svg:y="3.967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3.95cm" svg:y="3.88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115cm" svg:y="3.807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288cm" svg:y="3.8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0.569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0.722cm" svg:y="4.21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9cm" svg:height="0.157cm" svg:x="0.861cm" svg:y="4.183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004cm" svg:y="4.219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157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298cm" svg:y="4.217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1.606cm" svg:y="4.167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1.787cm" svg:y="4.21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428cm" svg:y="4.482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297cm" svg:y1="2.429cm" svg:x2="0.297cm" svg:y2="2.68cm">
          <text:p/>
        </draw:line>
        <draw:line draw:style-name="gr3" draw:text-style-name="P3" draw:layer="layout" svg:x1="0.297cm" svg:y1="2.77cm" svg:x2="0.297cm" svg:y2="3.35cm">
          <text:p/>
        </draw:line>
        <draw:line draw:style-name="gr3" draw:text-style-name="P3" draw:layer="layout" svg:x1="0.297cm" svg:y1="3.778cm" svg:x2="0.297cm" svg:y2="4.029cm">
          <text:p/>
        </draw:line>
        <draw:line draw:style-name="gr3" draw:text-style-name="P3" draw:layer="layout" svg:x1="0.297cm" svg:y1="4.156cm" svg:x2="0.297cm" svg:y2="4.407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001cm" svg:y="2.454cm" svg:viewBox="0 0 238 216" draw:points="119,216 0,216 0,0 238,0 238,216">
            <text:p/>
          </draw:polygon>
          <draw:path draw:style-name="gr2" draw:text-style-name="P2" draw:layer="layout" svg:width="0.217cm" svg:height="0.227cm" svg:x="0.011cm" svg:y="2.443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001cm" svg:y="2.933cm" svg:viewBox="0 0 224 216" draw:points="112,216 0,216 0,0 224,0 224,216">
            <text:p/>
          </draw:polygon>
          <draw:path draw:style-name="gr2" draw:text-style-name="P2" draw:layer="layout" svg:width="0.194cm" svg:height="0.216cm" svg:x="0.013cm" svg:y="2.932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002cm" svg:y="3.806cm" svg:viewBox="0 0 229 216" draw:points="114,216 0,216 0,0 229,0 229,216">
            <text:p/>
          </draw:polygon>
          <draw:path draw:style-name="gr2" draw:text-style-name="P2" draw:layer="layout" svg:width="0.193cm" svg:height="0.23cm" svg:x="0.02cm" svg:y="3.798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003cm" svg:y="4.163cm" svg:viewBox="0 0 241 216" draw:points="121,216 0,216 0,0 241,0 241,216">
            <text:p/>
          </draw:polygon>
          <draw:path draw:style-name="gr2" draw:text-style-name="P2" draw:layer="layout" svg:width="0.212cm" svg:height="0.216cm" svg:x="0.014cm" svg:y="4.162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6.5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6.62cm" svg:y="0.319cm" svg:viewBox="0 0 238 216" draw:points="119,216 0,216 0,0 238,0 238,216">
            <text:p/>
          </draw:polygon>
          <draw:path draw:style-name="gr2" draw:text-style-name="P2" draw:layer="layout" svg:width="0.217cm" svg:height="0.227cm" svg:x="6.6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6.0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1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6.1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7.0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128cm" svg:y="0.953cm" svg:viewBox="0 0 229 216" draw:points="115,216 0,216 0,0 229,0 229,216">
            <text:p/>
          </draw:polygon>
          <draw:path draw:style-name="gr2" draw:text-style-name="P2" draw:layer="layout" svg:width="0.193cm" svg:height="0.23cm" svg:x="7.1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7.0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1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7.1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6.3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2cm" svg:y="2.317cm" svg:viewBox="0 0 224 216" draw:points="112,216 0,216 0,0 224,0 224,216">
            <text:p/>
          </draw:polygon>
          <draw:path draw:style-name="gr2" draw:text-style-name="P2" draw:layer="layout" svg:width="0.194cm" svg:height="0.216cm" svg:x="6.4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7.0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1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1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7.7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8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8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6.3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4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6.4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7.0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1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7.1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6.3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2cm" svg:y="3.717cm" svg:viewBox="0 0 224 216" draw:points="112,216 0,216 0,0 224,0 224,216">
            <text:p/>
          </draw:polygon>
          <draw:path draw:style-name="gr2" draw:text-style-name="P2" draw:layer="layout" svg:width="0.194cm" svg:height="0.216cm" svg:x="6.4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7.0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128cm" svg:y="3.728cm" svg:viewBox="0 0 229 216" draw:points="115,216 0,216 0,0 229,0 229,216">
            <text:p/>
          </draw:polygon>
          <draw:path draw:style-name="gr2" draw:text-style-name="P2" draw:layer="layout" svg:width="0.193cm" svg:height="0.23cm" svg:x="7.1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8.0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1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1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6.3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4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6.4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9.5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6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6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5" draw:text-style-name="P3" xml:id="id14" draw:id="id14" draw:layer="layout" svg:width="0.381cm" svg:height="0.381cm" svg:x="7.0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1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7.1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6" draw:text-style-name="P4" draw:layer="layout" draw:line-skew="0.055cm" svg:x1="6.737cm" svg:y1="0.617cm" svg:x2="6.229cm" svg:y2="0.871cm" draw:start-shape="id1" draw:start-glue-point="2" draw:end-shape="id2" draw:end-glue-point="0" svg:d="M6737 617v181h-508v73" svg:viewBox="0 0 509 255">
          <text:p/>
        </draw:connector>
        <draw:connector draw:style-name="gr6" draw:text-style-name="P4" draw:layer="layout" draw:line-skew="0.446cm" svg:x1="6.737cm" svg:y1="0.617cm" svg:x2="7.245cm" svg:y2="0.871cm" draw:end-shape="id3" draw:end-glue-point="0" svg:d="M6737 617v181h508v73" svg:viewBox="0 0 509 255">
          <text:p/>
        </draw:connector>
        <draw:connector draw:style-name="gr6" draw:text-style-name="P4" draw:layer="layout" svg:x1="7.245cm" svg:y1="1.252cm" svg:x2="7.245cm" svg:y2="1.36cm" draw:start-shape="id3" draw:start-glue-point="2" draw:end-shape="id4" draw:end-glue-point="0" svg:d="M7245 1252v108" svg:viewBox="0 0 1 109">
          <text:p/>
        </draw:connector>
        <draw:connector draw:style-name="gr6" draw:text-style-name="P4" draw:layer="layout" svg:x1="7.245cm" svg:y1="1.741cm" svg:x2="7.245cm" svg:y2="2.246cm" draw:start-shape="id4" draw:start-glue-point="2" draw:end-shape="id5" draw:end-glue-point="0" svg:d="M7245 1741v505" svg:viewBox="0 0 1 506">
          <text:p/>
        </draw:connector>
        <draw:connector draw:style-name="gr6" draw:text-style-name="P4" draw:layer="layout" draw:line-skew="0.427cm" svg:x1="7.245cm" svg:y1="1.99cm" svg:x2="7.945cm" svg:y2="2.246cm" draw:end-shape="id6" draw:end-glue-point="0" svg:d="M7245 1990v164h700v92" svg:viewBox="0 0 701 257">
          <text:p/>
        </draw:connector>
        <draw:connector draw:style-name="gr6" draw:text-style-name="P4" draw:layer="layout" draw:line-skew="0.429cm" svg:x1="7.245cm" svg:y1="1.99cm" svg:x2="6.537cm" svg:y2="2.243cm" draw:end-shape="id7" draw:end-glue-point="0" svg:d="M7245 1990v163h-708v90" svg:viewBox="0 0 709 254">
          <text:p/>
        </draw:connector>
        <draw:connector draw:style-name="gr6" draw:text-style-name="P4" draw:layer="layout" svg:x1="6.537cm" svg:y1="2.624cm" svg:x2="6.537cm" svg:y2="2.711cm" draw:start-shape="id7" draw:start-glue-point="2" draw:end-shape="id8" draw:end-glue-point="0" svg:d="M6537 2624v87" svg:viewBox="0 0 1 88">
          <text:p/>
        </draw:connector>
        <draw:connector draw:style-name="gr6" draw:text-style-name="P4" draw:layer="layout" svg:x1="7.245cm" svg:y1="2.627cm" svg:x2="7.245cm" svg:y2="2.708cm" draw:start-shape="id5" draw:start-glue-point="2" draw:end-shape="id9" draw:end-glue-point="0" svg:d="M7245 2627v81" svg:viewBox="0 0 1 82">
          <text:p/>
        </draw:connector>
        <draw:connector draw:style-name="gr6" draw:text-style-name="P4" draw:layer="layout" svg:x1="7.245cm" svg:y1="3.089cm" svg:x2="7.245cm" svg:y2="3.646cm" draw:start-shape="id9" draw:start-glue-point="2" draw:end-shape="id10" draw:end-glue-point="0" svg:d="M7245 3089v557" svg:viewBox="0 0 1 558">
          <text:p/>
        </draw:connector>
        <draw:connector draw:style-name="gr6" draw:text-style-name="P4" draw:layer="layout" draw:line-skew="0.426cm" svg:x1="7.245cm" svg:y1="3.29cm" svg:x2="8.245cm" svg:y2="3.646cm" draw:end-shape="id11" draw:end-glue-point="0" svg:d="M7245 3290v263h1000v93" svg:viewBox="0 0 1001 357">
          <text:p/>
        </draw:connector>
        <draw:connector draw:style-name="gr6" draw:text-style-name="P4" draw:layer="layout" draw:line-skew="0.426cm" svg:x1="7.245cm" svg:y1="3.29cm" svg:x2="6.537cm" svg:y2="3.643cm" draw:end-shape="id12" draw:end-glue-point="0" svg:d="M7245 3290v260h-708v93" svg:viewBox="0 0 709 354">
          <text:p/>
        </draw:connector>
        <draw:connector draw:style-name="gr6" draw:text-style-name="P4" draw:layer="layout" svg:x1="6.537cm" svg:y1="4.024cm" svg:x2="6.537cm" svg:y2="4.111cm" draw:start-shape="id12" draw:start-glue-point="2" draw:end-shape="id13" draw:end-glue-point="0" svg:d="M6537 4024v87" svg:viewBox="0 0 1 88">
          <text:p/>
        </draw:connector>
        <draw:connector draw:style-name="gr7" draw:text-style-name="P4" draw:layer="layout" svg:x1="7.245cm" svg:y1="4.027cm" svg:x2="7.245cm" svg:y2="4.108cm" draw:start-shape="id10" draw:start-glue-point="2" draw:end-shape="id14" draw:end-glue-point="0" svg:d="M7245 4027v81" svg:viewBox="0 0 1 82">
          <text:p text:style-name="P4"/>
        </draw:connector>
        <draw:connector draw:style-name="gr6" draw:text-style-name="P4" draw:layer="layout" draw:line-skew="0.423cm" svg:x1="7.245cm" svg:y1="3.29cm" svg:x2="9.745cm" svg:y2="3.646cm" draw:end-shape="id15" draw:end-glue-point="0" svg:d="M7245 3290v260h2500v96" svg:viewBox="0 0 2501 357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7.113cm" svg:y="4.666cm" svg:viewBox="0 0 264 34" draw:points="132,34 0,34 0,0 264,0 264,34">
            <text:p/>
          </draw:polygon>
          <draw:path draw:style-name="gr2" draw:text-style-name="P2" draw:layer="layout" svg:width="0.033cm" svg:height="0.033cm" svg:x="7.1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2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316cm" svg:y="4.666cm" svg:viewBox="0 0 34 34" svg:d="M34 17c0-9-7-17-17-17-9 0-17 8-17 17 0 10 8 17 17 17 10 0 17-7 17-17z">
            <text:p/>
          </draw:path>
        </draw:g>
        <draw:frame draw:style-name="gr8" draw:text-style-name="P6" draw:layer="layout" svg:width="0.381cm" svg:height="0.607cm" svg:x="8.236cm" svg:y="1.982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56cm" svg:y="2.196cm" svg:viewBox="0 0 715 219" draw:points="358,219 0,219 0,0 715,0 715,219">
            <text:p/>
          </draw:polygon>
          <draw:path draw:style-name="gr2" draw:text-style-name="P2" draw:layer="layout" svg:width="0.111cm" svg:height="0.113cm" svg:x="8.57cm" svg:y="2.256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691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8.796cm" svg:y="2.26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8.929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9.038cm" svg:y="2.195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9.106cm" svg:y="2.201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9.174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08cm" svg:y="0.455cm" svg:viewBox="0 0 299 299" draw:points="150,299 0,299 0,0 299,0 299,299">
            <text:p/>
          </draw:polygon>
          <draw:path draw:style-name="gr9" draw:text-style-name="P7" draw:layer="layout" svg:width="0.29cm" svg:height="0.29cm" svg:x="6.084cm" svg:y="0.459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6.229cm" svg:y="0.604cm" svg:viewBox="0 0 0 0" draw:points="0,0">
            <text:p/>
          </draw:polyline>
          <draw:path draw:style-name="gr2" draw:text-style-name="P2" draw:layer="layout" svg:width="0.069cm" svg:height="0.14cm" svg:x="6.1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088cm" svg:y="0.453cm" svg:viewBox="0 0 299 299" draw:points="150,299 0,299 0,0 299,0 299,299">
            <text:p/>
          </draw:polygon>
          <draw:path draw:style-name="gr9" draw:text-style-name="P7" draw:layer="layout" svg:width="0.29cm" svg:height="0.29cm" svg:x="7.092cm" svg:y="0.45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237cm" svg:y="0.602cm" svg:viewBox="0 0 0 0" draw:points="0,0">
            <text:p/>
          </draw:polyline>
          <draw:path draw:style-name="gr2" draw:text-style-name="P2" draw:layer="layout" svg:width="0.083cm" svg:height="0.14cm" svg:x="7.1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381cm" svg:y="1.79cm" svg:viewBox="0 0 299 299" draw:points="150,299 0,299 0,0 299,0 299,299">
            <text:p/>
          </draw:polygon>
          <draw:path draw:style-name="gr9" draw:text-style-name="P7" draw:layer="layout" svg:width="0.29cm" svg:height="0.29cm" svg:x="6.385cm" svg:y="1.794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6.53cm" svg:y="1.939cm" svg:viewBox="0 0 0 0" draw:points="0,0">
            <text:p/>
          </draw:polyline>
          <draw:path draw:style-name="gr2" draw:text-style-name="P2" draw:layer="layout" svg:width="0.069cm" svg:height="0.14cm" svg:x="6.497cm" svg:y="1.867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7.783cm" svg:y="1.792cm" svg:viewBox="0 0 299 299" draw:points="150,299 0,299 0,0 299,0 299,299">
            <text:p/>
          </draw:polygon>
          <draw:path draw:style-name="gr9" draw:text-style-name="P7" draw:layer="layout" svg:width="0.29cm" svg:height="0.29cm" svg:x="7.787cm" svg:y="1.796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932cm" svg:y="1.941cm" svg:viewBox="0 0 0 0" draw:points="0,0">
            <text:p/>
          </draw:polyline>
          <draw:path draw:style-name="gr2" draw:text-style-name="P2" draw:layer="layout" svg:width="0.087cm" svg:height="0.145cm" svg:x="7.888cm" svg:y="1.869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6.883cm" svg:y="1.792cm" svg:viewBox="0 0 299 299" draw:points="150,299 0,299 0,0 299,0 299,299">
            <text:p/>
          </draw:polygon>
          <draw:path draw:style-name="gr9" draw:text-style-name="P7" draw:layer="layout" svg:width="0.29cm" svg:height="0.29cm" svg:x="6.887cm" svg:y="1.796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032cm" svg:y="1.941cm" svg:viewBox="0 0 0 0" draw:points="0,0">
            <text:p/>
          </draw:polyline>
          <draw:path draw:style-name="gr2" draw:text-style-name="P2" draw:layer="layout" svg:width="0.083cm" svg:height="0.14cm" svg:x="6.99cm" svg:y="1.869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7.245cm" svg:y1="4.473cm" svg:x2="7.2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6.382cm" svg:y="3.191cm" svg:viewBox="0 0 299 299" draw:points="150,299 0,299 0,0 299,0 299,299">
            <text:p/>
          </draw:polygon>
          <draw:path draw:style-name="gr9" draw:text-style-name="P7" draw:layer="layout" svg:width="0.29cm" svg:height="0.29cm" svg:x="6.386cm" svg:y="3.195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6.531cm" svg:y="3.34cm" svg:viewBox="0 0 0 0" draw:points="0,0">
            <text:p/>
          </draw:polyline>
          <draw:path draw:style-name="gr2" draw:text-style-name="P2" draw:layer="layout" svg:width="0.069cm" svg:height="0.14cm" svg:x="6.498cm" svg:y="3.26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084cm" svg:y="3.193cm" svg:viewBox="0 0 299 299" draw:points="150,299 0,299 0,0 299,0 299,299">
            <text:p/>
          </draw:polygon>
          <draw:path draw:style-name="gr9" draw:text-style-name="P7" draw:layer="layout" svg:width="0.29cm" svg:height="0.29cm" svg:x="8.088cm" svg:y="3.19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8.233cm" svg:y="3.342cm" svg:viewBox="0 0 0 0" draw:points="0,0">
            <text:p/>
          </draw:polyline>
          <draw:path draw:style-name="gr2" draw:text-style-name="P2" draw:layer="layout" svg:width="0.087cm" svg:height="0.145cm" svg:x="8.189cm" svg:y="3.27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6.884cm" svg:y="3.193cm" svg:viewBox="0 0 299 299" draw:points="150,299 0,299 0,0 299,0 299,299">
            <text:p/>
          </draw:polygon>
          <draw:path draw:style-name="gr9" draw:text-style-name="P7" draw:layer="layout" svg:width="0.29cm" svg:height="0.29cm" svg:x="6.888cm" svg:y="3.19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033cm" svg:y="3.342cm" svg:viewBox="0 0 0 0" draw:points="0,0">
            <text:p/>
          </draw:polyline>
          <draw:path draw:style-name="gr2" draw:text-style-name="P2" draw:layer="layout" svg:width="0.083cm" svg:height="0.14cm" svg:x="6.991cm" svg:y="3.27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585cm" svg:y="3.194cm" svg:viewBox="0 0 299 299" draw:points="150,299 0,299 0,0 299,0 299,299">
            <text:p/>
          </draw:polygon>
          <draw:path draw:style-name="gr9" draw:text-style-name="P7" draw:layer="layout" svg:width="0.29cm" svg:height="0.29cm" svg:x="9.589cm" svg:y="3.198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734cm" svg:y="3.343cm" svg:viewBox="0 0 0 0" draw:points="0,0">
            <text:p/>
          </draw:polyline>
          <draw:path draw:style-name="gr2" draw:text-style-name="P2" draw:layer="layout" svg:width="0.087cm" svg:height="0.145cm" svg:x="9.69cm" svg:y="3.27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7.321cm" svg:y="1.885cm" svg:viewBox="0 0 234 183" draw:points="117,183 0,183 0,0 234,0 234,183">
            <text:p/>
          </draw:polygon>
          <draw:path draw:style-name="gr2" draw:text-style-name="P2" draw:layer="layout" svg:width="0.101cm" svg:height="0.11cm" svg:x="7.335cm" svg:y="1.882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7.459cm" svg:y="1.921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7.321cm" svg:y="2.057cm" svg:viewBox="0 0 234 11" draw:points="117,11 0,11 0,0 234,0 234,11">
            <text:p/>
          </draw:polygon>
        </draw:g>
        <draw:g>
          <svg:title>TexMaths</svg:title>
          <svg:desc>7§display§$\texttt{o$_\texttt{1}$-&gt;next=o$_\texttt{1}$}$§svg§600§FALSE§</svg:desc>
          <draw:polygon draw:style-name="gr1" draw:text-style-name="P1" draw:layer="layout" svg:width="1.353cm" svg:height="0.172cm" svg:x="8.136cm" svg:y="1.982cm" svg:viewBox="0 0 1354 173" draw:points="677,173 0,173 0,0 1354,0 1354,173">
            <text:p/>
          </draw:polygon>
          <draw:path draw:style-name="gr2" draw:text-style-name="P2" draw:layer="layout" svg:width="0.101cm" svg:height="0.109cm" svg:x="8.15cm" svg:y="2.0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282cm" svg:y="2.047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101cm" svg:height="0.017cm" svg:x="8.382cm" svg:y="2.034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511cm" svg:y="1.981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629cm" svg:y="2.0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768cm" svg:y="2.0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89cm" svg:y="2.012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9.018cm" svg:y="1.982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9.15cm" svg:y="2.015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283cm" svg:y="2.0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416cm" svg:y="2.047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8" draw:text-style-name="P6" draw:layer="layout" svg:width="0.381cm" svg:height="0.607cm" svg:x="7.737cm" svg:y="4.083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061cm" svg:y="4.297cm" svg:viewBox="0 0 715 219" draw:points="358,219 0,219 0,0 715,0 715,219">
            <text:p/>
          </draw:polygon>
          <draw:path draw:style-name="gr2" draw:text-style-name="P2" draw:layer="layout" svg:width="0.111cm" svg:height="0.113cm" svg:x="8.071cm" svg:y="4.357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192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8.297cm" svg:y="4.361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8.43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8.539cm" svg:y="4.296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8.607cm" svg:y="4.302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8.675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1}$}$§svg§600§FALSE§</svg:desc>
          <draw:polygon draw:style-name="gr1" draw:text-style-name="P1" draw:layer="layout" svg:width="1.353cm" svg:height="0.172cm" svg:x="7.637cm" svg:y="4.083cm" svg:viewBox="0 0 1354 173" draw:points="677,173 0,173 0,0 1354,0 1354,173">
            <text:p/>
          </draw:polygon>
          <draw:path draw:style-name="gr2" draw:text-style-name="P2" draw:layer="layout" svg:width="0.101cm" svg:height="0.109cm" svg:x="7.651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7.775cm" svg:y="4.148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7.883cm" svg:y="4.135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012cm" svg:y="4.082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13cm" svg:y="4.1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269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391cm" svg:y="4.113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8.519cm" svg:y="4.083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8.651cm" svg:y="4.1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8.784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917cm" svg:y="4.1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8" draw:text-style-name="P6" draw:layer="layout" svg:width="0.381cm" svg:height="0.607cm" svg:x="9.237cm" svg:y="4.084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561cm" svg:y="4.298cm" svg:viewBox="0 0 715 219" draw:points="358,219 0,219 0,0 715,0 715,219">
            <text:p/>
          </draw:polygon>
          <draw:path draw:style-name="gr2" draw:text-style-name="P2" draw:layer="layout" svg:width="0.111cm" svg:height="0.113cm" svg:x="9.571cm" svg:y="4.358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692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9.797cm" svg:y="4.362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9.93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0.039cm" svg:y="4.297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107cm" svg:y="4.303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175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2}$}$§svg§600§FALSE§</svg:desc>
          <draw:polygon draw:style-name="gr1" draw:text-style-name="P1" draw:layer="layout" svg:width="1.353cm" svg:height="0.172cm" svg:x="9.137cm" svg:y="4.084cm" svg:viewBox="0 0 1354 173" draw:points="677,173 0,173 0,0 1354,0 1354,173">
            <text:p/>
          </draw:polygon>
          <draw:path draw:style-name="gr2" draw:text-style-name="P2" draw:layer="layout" svg:width="0.101cm" svg:height="0.109cm" svg:x="9.151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275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9.383cm" svg:y="4.136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512cm" svg:y="4.083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63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769cm" svg:y="4.112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891cm" svg:y="4.114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019cm" svg:y="4.084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151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284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408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7.444cm" svg:y="0.537cm" svg:viewBox="0 0 234 183" draw:points="117,183 0,183 0,0 234,0 234,183">
            <text:p/>
          </draw:polygon>
          <draw:path draw:style-name="gr2" draw:text-style-name="P2" draw:layer="layout" svg:width="0.101cm" svg:height="0.11cm" svg:x="7.4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7.5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7.4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7.323cm" svg:y="3.286cm" svg:viewBox="0 0 234 183" draw:points="117,183 0,183 0,0 234,0 234,183">
            <text:p/>
          </draw:polygon>
          <draw:path draw:style-name="gr2" draw:text-style-name="P2" draw:layer="layout" svg:width="0.101cm" svg:height="0.11cm" svg:x="7.337cm" svg:y="3.28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7.46cm" svg:y="3.32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7.323cm" svg:y="3.458cm" svg:viewBox="0 0 234 11" draw:points="117,11 0,11 0,0 234,0 234,11">
            <text:p/>
          </draw:polygon>
        </draw:g>
        <draw:g>
          <svg:title>TexMaths</svg:title>
          <svg:desc>6§display§\circled{1} $\textt{~pointer is }\texttt{NULL}$§svg§600§FALSE§</svg:desc>
          <draw:polygon draw:style-name="gr1" draw:text-style-name="P1" draw:layer="layout" svg:width="1.746cm" svg:height="0.298cm" svg:x="9.274cm" svg:y="0.463cm" svg:viewBox="0 0 1747 299" draw:points="874,299 0,299 0,0 1747,0 1747,299">
            <text:p/>
          </draw:polygon>
          <draw:path draw:style-name="gr9" draw:text-style-name="P7" draw:layer="layout" svg:width="0.29cm" svg:height="0.29cm" svg:x="9.278cm" svg:y="0.46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423cm" svg:y="0.612cm" svg:viewBox="0 0 0 0" draw:points="0,0">
            <text:p/>
          </draw:polyline>
          <draw:path draw:style-name="gr2" draw:text-style-name="P2" draw:layer="layout" svg:width="0.069cm" svg:height="0.14cm" svg:x="9.39cm" svg:y="0.54cm" svg:viewBox="0 0 70 141" svg:d="M44 5c0-4 0-5-5-5-13 14-32 14-39 14v6c4 0 17 0 28-6v110c0 8-1 10-20 10h-7v7c8-1 26-1 35-1 8 0 27 0 34 1v-7h-6c-20 0-20-2-20-10z">
            <text:p/>
          </draw:path>
          <draw:path draw:style-name="gr2" draw:text-style-name="P2" draw:layer="layout" svg:width="0.103cm" svg:height="0.134cm" svg:x="9.65cm" svg:y="0.5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9.772cm" svg:y="0.5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9.878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9.936cm" svg:y="0.5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044cm" svg:y="0.5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128cm" svg:y="0.5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221cm" svg:y="0.5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45cm" svg:height="0.14cm" svg:x="10.375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69cm" svg:height="0.096cm" svg:x="10.433cm" svg:y="0.5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98cm" svg:height="0.128cm" svg:x="10.585cm" svg:y="0.552cm" svg:viewBox="0 0 99 129" svg:d="M34 8c-2-7-5-8-11-8h-15c-3 0-8 0-8 7 0 6 5 6 8 6h6v103h-6c-3 0-8 0-8 7 0 6 5 6 8 6h23c3 0 9 0 9-6 0-7-6-7-9-7h-5v-100l39 106c3 7 6 7 12 7s8 0 8-9v-107h6c3 0 8 0 8-6 0-7-5-7-8-7h-23c-3 0-8 0-8 7 0 6 5 6 8 6h6v100h-1z">
            <text:p/>
          </draw:path>
          <draw:path draw:style-name="gr2" draw:text-style-name="P2" draw:layer="layout" svg:width="0.108cm" svg:height="0.131cm" svg:x="10.69cm" svg:y="0.552cm" svg:viewBox="0 0 109 132" svg:d="M94 13h7c3 0 8 0 8-6 0-7-5-7-8-7h-28c-3 0-8 0-8 7 0 6 5 6 8 6h7v72c0 23-14 34-25 34-12 0-26-11-26-34v-72h7c3 0 9 0 9-6 0-7-6-7-9-7h-28c-3 0-8 0-8 7 0 6 5 6 8 6h7v73c0 26 19 46 40 46s39-20 39-46z">
            <text:p/>
          </draw:path>
          <draw:path draw:style-name="gr2" draw:text-style-name="P2" draw:layer="layout" svg:width="0.096cm" svg:height="0.128cm" svg:x="10.807cm" svg:y="0.552cm" svg:viewBox="0 0 97 129" svg:d="M31 13h12c3 0 9 0 9-6 0-7-6-7-9-7h-35c-3 0-8 0-8 7 0 6 5 6 8 6h8v103h-8c-3 0-8 0-8 7 0 6 5 6 8 6h80c7 0 9-1 9-9v-18c0-4 0-9-8-9-7 0-7 4-7 9v14h-51z">
            <text:p/>
          </draw:path>
          <draw:path draw:style-name="gr2" draw:text-style-name="P2" draw:layer="layout" svg:width="0.096cm" svg:height="0.128cm" svg:x="10.917cm" svg:y="0.552cm" svg:viewBox="0 0 97 129" svg:d="M31 13h12c3 0 9 0 9-6 0-7-6-7-9-7h-35c-3 0-8 0-8 7 0 6 5 6 8 6h8v103h-8c-3 0-8 0-8 7 0 6 5 6 8 6h80c7 0 9-1 9-9v-18c0-4 0-9-8-9-7 0-7 4-7 9v14h-51z">
            <text:p/>
          </draw:path>
        </draw:g>
        <draw:g>
          <svg:title>TexMaths</svg:title>
          <svg:desc>6§display§\circled{2} $\textt{~pointer to a new object \underline{\texttt{o}}}$§svg§600§FALSE§</svg:desc>
          <draw:polygon draw:style-name="gr1" draw:text-style-name="P1" draw:layer="layout" svg:width="2.705cm" svg:height="0.298cm" svg:x="9.28cm" svg:y="0.863cm" svg:viewBox="0 0 2706 299" draw:points="1353,299 0,299 0,0 2706,0 2706,299">
            <text:p/>
          </draw:polygon>
          <draw:path draw:style-name="gr9" draw:text-style-name="P7" draw:layer="layout" svg:width="0.29cm" svg:height="0.29cm" svg:x="9.284cm" svg:y="0.86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429cm" svg:y="1.012cm" svg:viewBox="0 0 0 0" draw:points="0,0">
            <text:p/>
          </draw:polyline>
          <draw:path draw:style-name="gr2" draw:text-style-name="P2" draw:layer="layout" svg:width="0.084cm" svg:height="0.14cm" svg:x="9.387cm" svg:y="0.94cm" svg:viewBox="0 0 85 141" svg:d="M16 125l23-22c33-29 46-41 46-62 0-24-20-41-45-41-24 0-40 19-40 38 0 12 11 12 11 12 4 0 11-3 11-11 0-5-3-11-11-11-1 0-2 0-3 0 5-14 17-21 29-21 19 0 28 17 28 34s-10 34-22 46l-41 46c-2 2-2 3-2 8h79l6-37h-6c0 6-2 16-4 19-2 2-16 2-20 2z">
            <text:p/>
          </draw:path>
          <draw:path draw:style-name="gr2" draw:text-style-name="P2" draw:layer="layout" svg:width="0.103cm" svg:height="0.134cm" svg:x="9.656cm" svg:y="0.9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9.778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9.884cm" svg:y="0.9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9.942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051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134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228cm" svg:y="0.9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378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462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64cm" svg:y="0.9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6cm" svg:height="0.092cm" svg:x="10.813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1cm" svg:height="0.096cm" svg:x="10.929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44cm" svg:height="0.092cm" svg:x="11.02cm" svg:y="0.989cm" svg:viewBox="0 0 145 93" svg:d="M127 20c4-10 10-13 18-13v-7c-5 1-11 1-15 1-6 0-16-1-20-1v7c8 0 12 4 12 10 0 1 0 2-1 4l-19 54-21-59c-1-2-1-3-1-3 0-6 8-6 12-6v-7c-6 0-16 1-22 1s-12 0-18-1v7c7 0 10 0 13 3 1 1 3 7 5 12l-18 51-21-57c-1-2-1-3-1-3 0-6 8-6 13-6v-7c-6 0-18 1-23 1-1 0-12 0-20-1v7c11 0 13 0 16 7l27 75c0 3 1 4 4 4s3-1 4-4l22-60 21 61c1 2 1 3 4 3s3-1 5-3z">
            <text:p/>
          </draw:path>
          <draw:path draw:style-name="gr2" draw:text-style-name="P2" draw:layer="layout" svg:width="0.093cm" svg:height="0.096cm" svg:x="11.245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3cm" svg:height="0.148cm" svg:x="11.35cm" svg:y="0.934cm" svg:viewBox="0 0 104 149" svg:d="M31 67v-67l-31 2v7c15 0 17 1 17 12v126h5c0 0 2-3 7-13 3 4 12 15 28 15 25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464cm" svg:y="0.939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542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637cm" svg:y="0.986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727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6cm" svg:height="0.094cm" svg:x="11.887cm" svg:y="0.988cm" svg:viewBox="0 0 87 95" svg:d="M87 47c0-26-20-47-43-47-24 0-44 21-44 47 0 27 20 48 44 48 23 0 43-21 43-48zM44 81c-16 0-30-15-30-35 0-19 14-33 30-33 15 0 29 14 29 33 0 20-14 35-29 35z">
            <text:p/>
          </draw:path>
          <draw:polygon draw:style-name="gr2" draw:text-style-name="P2" draw:layer="layout" svg:width="0.111cm" svg:height="0.008cm" svg:x="11.875cm" svg:y="1.106cm" svg:viewBox="0 0 112 9" draw:points="56,9 0,9 0,0 112,0 112,9">
            <text:p/>
          </draw:polygon>
        </draw:g>
        <draw:g>
          <svg:title>TexMaths</svg:title>
          <svg:desc>6§display§\circled{3}  $\textt{~pointer to a previously}$§svg§600§FALSE§</svg:desc>
          <draw:polygon draw:style-name="gr1" draw:text-style-name="P1" draw:layer="layout" svg:width="2.464cm" svg:height="0.298cm" svg:x="9.279cm" svg:y="1.263cm" svg:viewBox="0 0 2465 299" draw:points="1232,299 0,299 0,0 2465,0 2465,299">
            <text:p/>
          </draw:polygon>
          <draw:path draw:style-name="gr9" draw:text-style-name="P7" draw:layer="layout" svg:width="0.29cm" svg:height="0.29cm" svg:x="9.283cm" svg:y="1.26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428cm" svg:y="1.412cm" svg:viewBox="0 0 0 0" draw:points="0,0">
            <text:p/>
          </draw:polyline>
          <draw:path draw:style-name="gr2" draw:text-style-name="P2" draw:layer="layout" svg:width="0.087cm" svg:height="0.145cm" svg:x="9.385cm" svg:y="1.34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  <draw:path draw:style-name="gr2" draw:text-style-name="P2" draw:layer="layout" svg:width="0.103cm" svg:height="0.134cm" svg:x="9.655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9.777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9.883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9.941cm" svg:y="1.3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049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133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226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377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46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638cm" svg:y="1.3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3cm" svg:height="0.134cm" svg:x="10.811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7cm" svg:height="0.092cm" svg:x="10.928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1.01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092cm" svg:x="11.102cm" svg:y="1.389cm" svg:viewBox="0 0 104 93" svg:d="M84 21c2-5 6-14 20-14v-7c-5 1-12 1-16 1-5 0-15-1-18-1v7c7 0 10 4 10 9 0 1-1 3-2 5l-22 54-23-59c-1-3-1-3-1-4 0-5 8-5 12-5v-7c-7 0-19 1-24 1s-13 0-20-1v7c13 0 14 1 17 7l30 76c2 3 2 3 5 3s4-1 4-3z">
            <text:p/>
          </draw:path>
          <draw:path draw:style-name="gr2" draw:text-style-name="P2" draw:layer="layout" svg:width="0.045cm" svg:height="0.14cm" svg:x="11.215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93cm" svg:height="0.096cm" svg:x="11.272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6cm" svg:height="0.095cm" svg:x="11.378cm" svg:y="1.387cm" svg:viewBox="0 0 107 96" svg:d="M76 77v19l31-3v-6c-15 0-17-1-17-12v-75l-31 2v7c15 0 17 1 17 12v38c0 18-11 32-26 32-18 0-19-10-19-21v-70l-31 2v7c17 0 17 1 17 19v32c0 17 0 36 32 36 12 0 21-6 27-19z">
            <text:p/>
          </draw:path>
          <draw:path draw:style-name="gr2" draw:text-style-name="P2" draw:layer="layout" svg:width="0.069cm" svg:height="0.096cm" svg:x="11.495cm" svg:y="1.3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46cm" svg:height="0.146cm" svg:x="11.578cm" svg:y="1.334cm" svg:viewBox="0 0 47 147" svg:d="M31 0l-31 2v7c15 0 17 1 17 12v110c0 9-3 9-17 9v7c7 0 19-1 24-1s16 1 23 1v-7c-14 0-16 0-16-9z">
            <text:p/>
          </draw:path>
          <draw:path draw:style-name="gr2" draw:text-style-name="P2" draw:layer="layout" svg:width="0.103cm" svg:height="0.134cm" svg:x="11.634cm" svg:y="1.389cm" svg:viewBox="0 0 104 135" svg:d="M84 20c5-13 16-13 20-13v-7c-5 1-12 1-16 1s-14-1-18-1v7c6 0 9 3 9 9 0 2 0 2-1 5l-22 52-23-57c-1-2-1-3-1-4 0-5 8-5 12-5v-7c-6 0-20 1-24 1-5 0-13 0-20-1v7c10 0 14 0 17 7l32 77c-1 3-4 10-5 13-5 11-11 26-24 26-1 0-6 0-10-4 6-1 8-6 8-9 0-6-4-9-9-9-4 0-9 3-9 9 0 10 9 18 20 18 13 0 21-13 27-25z">
            <text:p/>
          </draw:path>
        </draw:g>
        <draw:g>
          <svg:title>TexMaths</svg:title>
          <svg:desc>6§display§$\textt{~allocated object}$§svg§600§FALSE§</svg:desc>
          <draw:polygon draw:style-name="gr1" draw:text-style-name="P1" draw:layer="layout" svg:width="1.459cm" svg:height="0.186cm" svg:x="9.649cm" svg:y="1.551cm" svg:viewBox="0 0 1460 187" draw:points="730,187 0,187 0,0 1460,0 1460,187">
            <text:p/>
          </draw:polygon>
          <draw:path draw:style-name="gr2" draw:text-style-name="P2" draw:layer="layout" svg:width="0.095cm" svg:height="0.096cm" svg:x="9.658cm" svg:y="1.602cm" svg:viewBox="0 0 96 97" svg:d="M62 79c0 9 6 17 17 17 4 0 17-2 17-20v-12h-5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46cm" svg:height="0.146cm" svg:x="9.761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46cm" svg:height="0.146cm" svg:x="9.819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93cm" svg:height="0.096cm" svg:x="9.876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08cm" svg:height="0.096cm" svg:x="9.989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94cm" svg:height="0.096cm" svg:x="10.084cm" svg:y="1.602cm" svg:viewBox="0 0 95 97" svg:d="M62 79c0 9 6 17 17 17 4 0 16-2 16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66cm" svg:height="0.131cm" svg:x="10.184cm" svg:y="1.567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268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148cm" svg:x="10.362cm" svg:y="1.55cm" svg:viewBox="0 0 104 149" svg:d="M73 135v14l31-2v-7c-14 0-16-2-16-12v-128l-30 2v7c15 0 16 1 16 12v46c-6-8-15-14-27-14-25 0-47 21-47 48s21 48 45 48c14 0 23-7 28-14zM73 79v43c0 4 0 4-2 7-6 11-16 15-25 15s-17-5-22-13c-6-9-7-21-7-30 0-7 1-20 7-30 5-6 13-13 24-13 8 0 16 3 23 13 2 3 2 4 2 8z">
            <text:p/>
          </draw:path>
          <draw:path draw:style-name="gr2" draw:text-style-name="P2" draw:layer="layout" svg:width="0.093cm" svg:height="0.096cm" svg:x="10.548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103cm" svg:height="0.148cm" svg:x="10.654cm" svg:y="1.5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0.768cm" svg:y="1.555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0.846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0.94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031cm" svg:y="1.567cm" svg:viewBox="0 0 67 132" svg:d="M33 46h30v-7h-30v-39h-5c-1 17-7 40-28 41v5h18v58c0 26 20 28 28 28 15 0 21-15 21-28v-12h-6v12c0 15-6 23-14 23-14 0-14-19-14-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8-30T14:39:20.541406839</dc:date>
    <meta:editing-duration>PT1H47M28S</meta:editing-duration>
    <meta:editing-cycles>28</meta:editing-cycles>
    <meta:generator>LibreOffice/5.1.6.2$Linux_X86_64 LibreOffice_project/10m0$Build-2</meta:generator>
    <meta:document-statistic meta:object-count="51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